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e181e"/>
    </style:style>
    <style:style style:name="P2" style:family="paragraph" style:parent-style-name="Standard">
      <style:text-properties fo:color="#94070a"/>
    </style:style>
    <style:style style:name="P3" style:family="paragraph" style:parent-style-name="Standard">
      <style:paragraph-properties fo:text-align="justify" style:justify-single-word="false"/>
      <style:text-properties fo:color="#94070a"/>
    </style:style>
    <style:style style:name="P4" style:family="paragraph" style:parent-style-name="Standard">
      <style:paragraph-properties fo:text-align="justify" style:justify-single-word="false"/>
      <style:text-properties officeooo:rsid="000e93c3" officeooo:paragraph-rsid="000e93c3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93c3" officeooo:paragraph-rsid="000e93c3" style:font-weight-asian="bold" style:font-weight-complex="bold"/>
    </style:style>
    <style:style style:name="T1" style:family="text">
      <style:text-properties officeooo:rsid="000cd8ac"/>
    </style:style>
    <style:style style:name="T2" style:family="text">
      <style:text-properties officeooo:rsid="001030f7"/>
    </style:style>
    <style:style style:name="T3" style:family="text">
      <style:text-properties officeooo:rsid="0010e01c"/>
    </style:style>
    <style:style style:name="T4" style:family="text">
      <style:text-properties officeooo:rsid="0012a519"/>
    </style:style>
    <style:style style:name="T5" style:family="text">
      <style:text-properties officeooo:rsid="00132b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d8ac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cd8ac" style:font-weight-asian="bold" style:font-weight-complex="bold"/>
    </style:style>
    <style:style style:name="T10" style:family="text">
      <style:text-properties officeooo:rsid="001470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2</text:p>
      <text:p text:style-name="P4"/>
      <text:p text:style-name="P5">1. Explique e define o conceito de Web Service e qual a relação de HTTP com ele.</text:p>
      <text:p text:style-name="P3">web services é uma solução para integração na comunicação entre diferentes aplicações. Permitindo interação de novas aplicações com as que já existe através dos protocolos HTTP, XML, JSON, SOAP e REST. HTTP é usado como interface de comunicação entre as aplicações web e HTTPS para casos de comunicação segura.</text:p>
      <text:p text:style-name="P5"/>
      <text:p text:style-name="P5">2. Usualmente, WebServices envolvem a utilização dos padrões XML, SOAP, Rest e Json. Explique</text:p>
      <text:p text:style-name="P5">suas funções e os possíveis relacionamentos entre si.</text:p>
      <text:p text:style-name="P3">XML, SOAP, REST E JSON.</text:p>
      <text:p text:style-name="P3"><text:tab/><text:span text:style-name="T8">XML</text:span> - é um linguagem de marcação de texto, usada para descrição de dados e com o proposito para compartilhamento de informações entre diferentes aplicações através de um arquivo do tipo XML.</text:p>
      <text:p text:style-name="P3"><text:tab/><text:span text:style-name="T8">SOAP</text:span> - é um protocolo de comunicação para compartilhamento de dados em uma plataforma descentralizada e distribuida. baseado no XML na construção de envelope, header e corpo do arquivo.</text:p>
      <text:p text:style-name="P3"><text:tab/><text:span text:style-name="T8">REST</text:span> - é um estilo de arquitetura baseado no HTTP, é uma estrutura criada para ser mais simples que SOAP. por suportar alguns <text:span text:style-name="T10">métodos</text:span> HTTP, pode se comportar como um browser e realizar leitura de arquivos JSON.</text:p>
      <text:p text:style-name="P3"><text:tab/><text:span text:style-name="T8">JSON</text:span> - é um formato de arquivo para troca de de dados simples e rápida entre sistemas independente da linguagem de programação. Utilizado em web services e se assemelha ao XML em representação de informação através de textos.</text:p>
      <text:p text:style-name="P1"/>
      <text:p text:style-name="P5">3. Sabemos que a computação em nuvem é grande mercado em exploração na computação, logo temos tipos de serviços, apresente e descreva os tipos de serviços.</text:p>
      <text:p text:style-name="P3">os serviços de armazenamento em nuvem se dividem em 3 categorias.</text:p>
      <text:p text:style-name="P3"><text:span text:style-name="T8">Iaas(infraestrutura como serviço):</text:span> neste serviço é alugado <text:span text:style-name="T2">infraestrutura.</text:span> Armazenamento, sistema operacional, firewalls, VMs, servidores e redes. Com o objetivo de <text:span text:style-name="T2">facilitar</text:span> a demanda de recurso sem a necessidade de realizar instalação <text:span text:style-name="T2">física.</text:span></text:p>
      <text:p text:style-name="P3"><text:span text:style-name="T8">Paas(plataforma como serviço):</text:span> neste é oferecido um ambiente para desenvolvimento, gerencialmento de aplicativos, ferramentas e sistemas de gerenciamento de dados. Com objetivo de facilitar o desenvolvimento.</text:p>
      <text:p text:style-name="P3"><text:span text:style-name="T8">Saas(software como serviço):</text:span> é uma forma de serviço para oferecer software como serviço. Dando suporte a atualizações e assinaturas do mesmo.</text:p>
      <text:p text:style-name="P3"/>
      <text:p text:style-name="P5">4. A computação em nuvem pode ter 3 tipos de arquitetura (Privada, Pública e Híbrida) explique cada uma delas junto da definição do conceito de computação em Nuvem.</text:p>
      <text:p text:style-name="P3">Computação em nuvem é uma tecnologia que permite a entrega de serviços de computação via internet. serviços esses que podem ser armazenamento, acesso remoto, stream de jogos ou aplicações especificas online. </text:p>
      <text:p text:style-name="P3"><text:span text:style-name="T8">Privada:</text:span> a nuvem privada é do tipo em que os serviços são prestados internamente dentro de uma empresa. possui os serviços <text:span text:style-name="T3">básicos</text:span> de nuvem porem a rede se limita a operar apenas nos setores em que pertence a empresa.</text:p>
      <text:p text:style-name="P3"><text:span text:style-name="T8">Publica:</text:span> na nuvem publica, o serviço é prestado através da internet por um fornecedor à <text:span text:style-name="T5">usuários</text:span> comuns ou para empresas. Nesse caso o <text:span text:style-name="T4">gerecimento</text:span> da segurança e disponibilidade é de total responsabilidade da empresa prestadora de serviço em nuvem.</text:p>
      <text:p text:style-name="P3"><text:span text:style-name="T8">Hibrida:</text:span> na arquitetura de nuvem hibrida, é <text:span text:style-name="T1">possível</text:span> manter sistemas nas dois tipos. Por exemplo, dados mais sigilosos podem estar na nuvem privada e dados não sigilosos na nuvem publica.</text:p>
      <text:p text:style-name="P5"/>
      <text:p text:style-name="P5">5. Comumente a comunidade de computação mundial atualiza uma lista dos Top 500</text:p>
      <text:p text:style-name="P5">supercomputadores do mundo, que recentemente foi liberado por computadores chinês. Para o</text:p>
      <text:p text:style-name="P5">ranqueamento uma das principais métrica utilizada é o teraflop/s (Tflop/s). No entanto, sabemos que a arquitetura destes computadores pode variar. Apresente as principais <text:span text:style-name="T1">características</text:span> das arquiteturas SMPs, MPPs, Cluster e Grid</text:p>
      <text:p text:style-name="P3"><text:soft-page-break/><text:span text:style-name="T8">SMPs:</text:span> o smp <text:span text:style-name="T1">ocorre</text:span> em sistema com várias cpus com compartilhamento de memoria e endereçamento lógico que é gerenciado por um <text:span text:style-name="T1">único</text:span> computador ou seja, são sistemas fortemente acoplados.</text:p>
      <text:p text:style-name="P3">Necessita ter sistema operacional <text:span text:style-name="T1">homogêneo</text:span> e apenas uma copia na central para gerenciar todo o sistema. Comunicação ocorre via barramento. </text:p>
      <text:p text:style-name="P3"><text:span text:style-name="T8">MPPs:</text:span> são nós conectados via rede compartilhando apenas o mesmo escalonador. Pode possuir sistemas <text:span text:style-name="T1">heterogenias</text:span> e cada só executa seu sistema operacional. Nesse caso as aplicações não compartilham recursos.</text:p>
      <text:p text:style-name="P3"><text:span text:style-name="T8">Cluster:</text:span> são conjuntos de computadores conectados via rede. cada nó possui seu sistema operacional, cpu, memoria e escalonador. as requisições são enviadas via rede para seu trabalho. se difere do MPP por não possuir escalonador para o sistema e tende a ser mais lento o comunicação de processos via rede.</text:p>
      <text:p text:style-name="P3"><text:span text:style-name="T8">GRID:</text:span> são sistemas não dedicados e de diferentes plataformas. são distantes <text:span text:style-name="T1">geograficamente</text:span> e cada nó pode ser composto por arquiteturas diferentes também é <text:span text:style-name="T1">tolerável</text:span> a falhas pois o processo é dividido para varios sistemas.</text:p>
      <text:p text:style-name="P5"/>
      <text:p text:style-name="P5">6. Explique a importância do desenvolvimento de aplicações paralelas.</text:p>
      <text:p text:style-name="P3">com a programação paralela, um maior proveito é feito dos recursos <text:span text:style-name="T1">físico</text:span> computacionais. Menor tempo na resolução de problemas complexos e de maior dimensão.</text:p>
      <text:p text:style-name="P3"/>
      <text:p text:style-name="P5">7. Com referência ao Hyper Text Transfer Protocol (HTTP) protocolo de aplicação utilizado para o</text:p>
      <text:p text:style-name="P5">tratamento de pedidos e respostas entre cliente e servidor na Internet e com o qual, normalmente, são desenvolvidas as aplicações para a Web. Apresente as principais características sobre o protocolo e a composição do request e response.</text:p>
      <text:p text:style-name="P3">é um protocolo de comunicação da camada de aplicação do modelo OSI, no qual é usado para fazer <text:span text:style-name="T1">transferência</text:span> de dados mundialmente pela rede WWW.</text:p>
      <text:p text:style-name="P3">É composto por vários métodos sendo os principais GET, POST, PUT E DELETE</text:p>
      <text:p text:style-name="P3"><text:span text:style-name="T6">GET</text:span> - solicita representação de um dado recurso.</text:p>
      <text:p text:style-name="P3"><text:span text:style-name="T6">POST</text:span> - manipula recurso de servidores e processar informações</text:p>
      <text:p text:style-name="P3"><text:span text:style-name="T6">PUT</text:span> - atualiza um recurso caso não exista, ele pode <text:span text:style-name="T1">criá-lo</text:span></text:p>
      <text:p text:style-name="P3"><text:span text:style-name="T6">DELETE</text:span> - remove um recurso retornando status 204 relacionado ao sucesso da operação.</text:p>
      <text:p text:style-name="P3"/>
      <text:p text:style-name="P3">além dos métodos, é formado pelas repostas de status após as requisições, que são elas: </text:p>
      <text:p text:style-name="P3">1xx: informational</text:p>
      <text:p text:style-name="P3">2xx: success</text:p>
      <text:p text:style-name="P3">3xx: redirection</text:p>
      <text:p text:style-name="P3">4xx: client error</text:p>
      <text:p text:style-name="P3">5xx: server error</text:p>
      <text:p text:style-name="P3"/>
      <text:p text:style-name="P3">REQUEST é composto pelos <text:span text:style-name="T1">métodos</text:span> citados e RESPONSE pelas repostas de status após as requisições.</text:p>
      <text:p text:style-name="P5"/>
      <text:p text:style-name="P5">8. Quais as diferenças entre Processamento Paralelo, Processamento Distribuído e Computador</text:p>
      <text:p text:style-name="P5">Paralelo ?</text:p>
      <text:p text:style-name="P3"><text:span text:style-name="T8">Processamento PARALELO</text:span> - processamento paralelo concorre a outros processos para resolver o mesmo problema.</text:p>
      <text:p text:style-name="P3"><text:span text:style-name="T8">Processamento </text:span><text:span text:style-name="T9">DISTRIBUÍDO</text:span> - no <text:span text:style-name="T1">distribuído</text:span> está sendo concorrido os recursos <text:span text:style-name="T1">físicos</text:span> para o processo.</text:p>
      <text:p text:style-name="P3"><text:span text:style-name="T8">COMPUTADOR PARALELO</text:span> - neste caso é uma forma em que o processamento é realizado <text:span text:style-name="T1">simultaneamente</text:span>, e nos <text:span text:style-name="T1">últimos</text:span> anos isso vem crescendo com os processadores multicore.</text:p>
      <text:p text:style-name="P5"/>
      <text:p text:style-name="P5">9. Em que quais condições ou situações deve-se fazer uma avaliação de desempenho de um sistemas computacional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59:52.663710950</meta:creation-date>
    <dc:date>2018-06-19T14:17:06.219271086</dc:date>
    <meta:editing-duration>PT17M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2" meta:paragraph-count="51" meta:word-count="1023" meta:character-count="6555" meta:non-whitespace-character-count="5576"/>
  </office:meta>
</office:document-meta>
</file>